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0.654cm"/>
    </style:style>
    <style:style style:name="Таблица4.B" style:family="table-column">
      <style:table-column-properties style:column-width="5.078cm"/>
    </style:style>
    <style:style style:name="Таблица4.C" style:family="table-column">
      <style:table-column-properties style:column-width="2.769cm"/>
    </style:style>
    <style:style style:name="Таблица4.D" style:family="table-column">
      <style:table-column-properties style:column-width="2.833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F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76cm" style:rel-column-width="431*"/>
    </style:style>
    <style:style style:name="Таблица5.B" style:family="table-column">
      <style:table-column-properties style:column-width="4.971cm" style:rel-column-width="2818*"/>
    </style:style>
    <style:style style:name="Таблица5.C" style:family="table-column">
      <style:table-column-properties style:column-width="2.771cm" style:rel-column-width="1571*"/>
    </style:style>
    <style:style style:name="Таблица5.D" style:family="table-column">
      <style:table-column-properties style:column-width="2.833cm" style:rel-column-width="1606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F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line-height="150%" fo:text-align="justify" style:justify-single-word="false"/>
      <style:text-properties officeooo:rsid="006b0c2e" officeooo:paragraph-rsid="00311495"/>
    </style:style>
    <style:style style:name="P3" style:family="paragraph" style:parent-style-name="Preformatted_20_Text">
      <style:paragraph-properties fo:line-height="150%" fo:text-align="justify" style:justify-single-word="false" fo:break-before="page"/>
      <style:text-properties officeooo:rsid="006b0c2e" officeooo:paragraph-rsid="00311495"/>
    </style:style>
    <style:style style:name="P4" style:family="paragraph" style:parent-style-name="Preformatted_20_Text">
      <style:paragraph-properties fo:line-height="150%" fo:text-align="justify" style:justify-single-word="false"/>
      <style:text-properties fo:font-size="14pt" fo:font-weight="bold" officeooo:rsid="001361a1" officeooo:paragraph-rsid="00311495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officeooo:paragraph-rsid="0078bb23" style:font-size-asian="14pt" style:font-size-complex="14pt"/>
    </style:style>
    <style:style style:name="P6" style:family="paragraph" style:parent-style-name="Text_20_body">
      <style:text-properties fo:font-size="14pt" officeooo:rsid="00824157" officeooo:paragraph-rsid="00824157" style:font-size-asian="14pt" style:font-size-complex="14pt"/>
    </style:style>
    <style:style style:name="P7" style:family="paragraph" style:parent-style-name="Text_20_body">
      <style:text-properties fo:font-size="14pt" officeooo:rsid="0078bb23" officeooo:paragraph-rsid="0078bb23" style:font-size-asian="14pt" style:font-size-complex="14pt"/>
    </style:style>
    <style:style style:name="P8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1ab047" officeooo:paragraph-rsid="0078bb23" style:font-size-asian="12.25pt" style:font-weight-asian="normal" style:font-size-complex="14pt" style:font-weight-complex="normal"/>
    </style:style>
    <style:style style:name="P9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bold" officeooo:rsid="0078bb23" officeooo:paragraph-rsid="0078bb23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officeooo:rsid="007405db" officeooo:paragraph-rsid="006dd547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8bb23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78bb23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officeooo:paragraph-rsid="0078bb23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78bb23" style:font-name-asian="Times New Roman1" style:font-style-asian="italic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3acee1" officeooo:paragraph-rsid="0078bb23" style:font-name-asian="Times New Roman1" style:font-style-asian="italic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officeooo:paragraph-rsid="0078bb23" style:font-name-asian="Times New Roman1" style:font-style-asian="italic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78bb23" officeooo:paragraph-rsid="0078bb23" style:font-name-asian="Times New Roman1" style:font-style-asian="italic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19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officeooo:paragraph-rsid="0078bb23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officeooo:paragraph-rsid="0078bb23" style:font-name-asian="Times New Roman1" style:font-size-asian="12pt" style:font-style-asian="italic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officeooo:paragraph-rsid="0078bb23" style:font-name-asian="Times New Roman1" style:font-size-asian="6pt" style:font-name-complex="Times New Roman1" style:font-size-complex="14pt" style:font-weight-complex="bold"/>
    </style:style>
    <style:style style:name="P23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officeooo:paragraph-rsid="0078bb23" style:font-name-asian="Times New Roman1" style:font-size-asian="14pt" style:font-name-complex="Times New Roman1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officeooo:paragraph-rsid="0078bb23" style:font-name-asian="Times New Roman1" style:font-size-asian="14pt" style:font-style-asian="italic" style:font-name-complex="Times New Roman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officeooo:paragraph-rsid="0078bb23" style:font-name-asian="Times New Roman1" style:font-style-asian="italic" style:font-name-complex="Times New Roman1"/>
    </style:style>
    <style:style style:name="P29" style:family="paragraph" style:parent-style-name="Table_20_Contents">
      <style:text-properties officeooo:rsid="0079a691" officeooo:paragraph-rsid="0079a691"/>
    </style:style>
    <style:style style:name="P30" style:family="paragraph" style:parent-style-name="Table_20_Contents">
      <style:paragraph-properties style:writing-mode="lr-tb"/>
      <style:text-properties officeooo:rsid="0079a691" officeooo:paragraph-rsid="0079a691"/>
    </style:style>
    <style:style style:name="P31" style:family="paragraph" style:parent-style-name="Text_20_body">
      <style:text-properties officeooo:rsid="0079a691" officeooo:paragraph-rsid="0079a691"/>
    </style:style>
    <style:style style:name="P32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78bb23" officeooo:paragraph-rsid="0078bb23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33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78bb23" officeooo:paragraph-rsid="0078bb2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4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8bb23" officeooo:paragraph-rsid="0078bb2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_20_Contents">
      <style:text-properties officeooo:paragraph-rsid="0079a691"/>
    </style:style>
    <style:style style:name="P37" style:family="paragraph" style:parent-style-name="Text_20_body">
      <style:text-properties officeooo:paragraph-rsid="0079a691"/>
    </style:style>
    <style:style style:name="P38" style:family="paragraph" style:parent-style-name="Table_20_Contents">
      <style:text-properties officeooo:rsid="007ea46f" officeooo:paragraph-rsid="007ea46f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Table_20_Contents">
      <style:text-properties officeooo:rsid="00870d3f" officeooo:paragraph-rsid="00870d3f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break-before="page"/>
      <style:text-properties officeooo:rsid="0078bb23" officeooo:paragraph-rsid="0078bb23"/>
    </style:style>
    <style:style style:name="P45" style:family="paragraph" style:parent-style-name="Heading_20_1">
      <style:text-properties officeooo:rsid="0078bb23" officeooo:paragraph-rsid="0078bb23"/>
    </style:style>
    <style:style style:name="P46" style:family="paragraph" style:parent-style-name="Heading_20_1">
      <style:text-properties officeooo:rsid="0079a691" officeooo:paragraph-rsid="0079a691"/>
    </style:style>
    <style:style style:name="P47" style:family="paragraph" style:parent-style-name="Heading_20_1">
      <style:text-properties officeooo:rsid="00824157" officeooo:paragraph-rsid="00824157"/>
    </style:style>
    <style:style style:name="P48" style:family="paragraph" style:parent-style-name="Heading_20_1">
      <style:text-properties officeooo:rsid="008a8972" officeooo:paragraph-rsid="008a8972"/>
    </style:style>
    <style:style style:name="P49" style:family="paragraph" style:parent-style-name="Heading_20_2">
      <style:text-properties officeooo:rsid="008a8972" officeooo:paragraph-rsid="008a8972"/>
    </style:style>
    <style:style style:name="P50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78bb23" officeooo:paragraph-rsid="0078bb2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1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8bb23" officeooo:paragraph-rsid="0078bb2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2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870d3f" officeooo:paragraph-rsid="00870d3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3" style:family="paragraph" style:parent-style-name="Table_20_Contents">
      <style:text-properties style:font-name="Liberation Mono" fo:font-size="10pt" style:font-size-asian="10pt" style:font-size-complex="10pt"/>
    </style:style>
    <style:style style:name="P54" style:family="paragraph" style:parent-style-name="Table_20_Contents">
      <style:text-properties officeooo:rsid="0079a691" officeooo:paragraph-rsid="0079a691"/>
    </style:style>
    <style:style style:name="P55" style:family="paragraph" style:parent-style-name="Table_20_Contents">
      <style:text-properties officeooo:rsid="008a8972" officeooo:paragraph-rsid="008a8972"/>
    </style:style>
    <style:style style:name="P56" style:family="paragraph" style:parent-style-name="Table_20_Contents">
      <style:text-properties officeooo:rsid="00870d3f" officeooo:paragraph-rsid="00870d3f"/>
    </style:style>
    <style:style style:name="P57" style:family="paragraph" style:parent-style-name="Table_20_Contents">
      <style:text-properties officeooo:rsid="007ea46f" officeooo:paragraph-rsid="007ea46f"/>
    </style:style>
    <style:style style:name="P58" style:family="paragraph" style:parent-style-name="Table_20_Contents">
      <style:text-properties style:font-name="Liberation Mono" fo:font-size="10pt" style:font-size-asian="10pt" style:font-size-complex="10pt"/>
    </style:style>
    <style:style style:name="P59" style:family="paragraph" style:parent-style-name="Table_20_Contents">
      <style:text-properties officeooo:rsid="008c0fcf" officeooo:paragraph-rsid="008c0fcf"/>
    </style:style>
    <style:style style:name="P60" style:family="paragraph" style:parent-style-name="Table_20_Contents">
      <style:text-properties officeooo:rsid="008dca56" officeooo:paragraph-rsid="008dca56"/>
    </style:style>
    <style:style style:name="P61" style:family="paragraph" style:parent-style-name="Text_20_body" style:list-style-name="L2">
      <style:text-properties fo:font-size="14pt" officeooo:rsid="0078bb23" officeooo:paragraph-rsid="0078bb23" style:font-size-asian="14pt" style:font-size-complex="14pt"/>
    </style:style>
    <style:style style:name="P62" style:family="paragraph" style:parent-style-name="Text_20_body" style:list-style-name="L2">
      <style:text-properties fo:font-size="14pt" officeooo:rsid="0079a691" officeooo:paragraph-rsid="0079a691" style:font-size-asian="14pt" style:font-size-complex="14pt"/>
    </style:style>
    <style:style style:name="P63" style:family="paragraph" style:parent-style-name="Text_20_body" style:list-style-name="L3">
      <style:text-properties fo:font-size="14pt" officeooo:rsid="007a84de" officeooo:paragraph-rsid="007a84de" style:font-size-asian="14pt" style:font-size-complex="14pt"/>
    </style:style>
    <style:style style:name="P64" style:family="paragraph" style:parent-style-name="Text_20_body">
      <style:text-properties fo:font-size="14pt" officeooo:rsid="007f6b4e" officeooo:paragraph-rsid="0078bb23" style:font-size-asian="14pt" style:font-size-complex="14pt"/>
    </style:style>
    <style:style style:name="P65" style:family="paragraph" style:parent-style-name="Text_20_body">
      <style:text-properties officeooo:paragraph-rsid="008a8972"/>
    </style:style>
    <style:style style:name="T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4" style:family="text">
      <style:text-properties fo:color="#000000" loext:opacity="100%" fo:language="ru" fo:country="RU" style:font-name-asian="Times New Roman1" style:language-asian="ru" style:country-asian="RU" style:font-name-complex="Times New Roman1"/>
    </style:style>
    <style:style style:name="T5" style:family="text">
      <style:text-properties fo:color="#000000" loext:opacity="100%" fo:language="ru" fo:country="RU" officeooo:rsid="0078bb23" style:font-name-asian="Times New Roman1" style:language-asian="ru" style:country-asian="RU" style:font-name-complex="Times New Roman1"/>
    </style:style>
    <style:style style:name="T6" style:family="text">
      <style:text-properties fo:color="#000000" loext:opacity="100%" fo:language="ru" fo:country="RU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7" style:family="text">
      <style:text-properties fo:color="#000000" loext:opacity="100%" fo:language="ru" fo:country="RU" fo:font-weight="normal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T8" style:family="text">
      <style:text-properties fo:color="#000000" loext:opacity="100%" fo:language="en" fo:country="US" style:font-name-asian="Times New Roman1" style:language-asian="ru" style:country-asian="RU" style:font-name-complex="Times New Roman1"/>
    </style:style>
    <style:style style:name="T9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10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11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2" style:family="text">
      <style:text-properties style:font-name="Times New Roman" fo:font-size="14pt" fo:language="ru" fo:country="RU" fo:font-style="italic" officeooo:rsid="0078bb23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ru" fo:country="RU" officeooo:rsid="0078bb23" style:font-name-asian="Times New Roman1" style:font-size-asian="14pt" style:font-name-complex="Times New Roman1" style:font-size-complex="14pt" style:font-weight-complex="bold"/>
    </style:style>
    <style:style style:name="T16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17" style:family="text">
      <style:text-properties style:font-name="Times New Roman" fo:font-size="12pt" style:font-name-asian="Times New Roman1" style:font-size-asian="12pt" style:font-name-complex="Times New Roman1"/>
    </style:style>
    <style:style style:name="T18" style:family="text">
      <style:text-properties officeooo:rsid="0079a691"/>
    </style:style>
    <style:style style:name="T19" style:family="text">
      <style:text-properties officeooo:rsid="007c4a6f"/>
    </style:style>
    <style:style style:name="T20" style:family="text">
      <style:text-properties officeooo:rsid="007e1f71"/>
    </style:style>
    <style:style style:name="T21" style:family="text">
      <style:text-properties officeooo:rsid="007fb3b8"/>
    </style:style>
    <style:style style:name="T22" style:family="text">
      <style:text-properties officeooo:rsid="0085d3ce"/>
    </style:style>
    <style:style style:name="T23" style:family="text">
      <style:text-properties officeooo:rsid="008644a2"/>
    </style:style>
    <style:style style:name="T24" style:family="text">
      <style:text-properties officeooo:rsid="00870d3f"/>
    </style:style>
    <style:style style:name="T25" style:family="text">
      <style:text-properties officeooo:rsid="0089bde9"/>
    </style:style>
    <style:style style:name="T26" style:family="text">
      <style:text-properties officeooo:rsid="008a8972"/>
    </style:style>
    <style:style style:name="T27" style:family="text">
      <style:text-properties officeooo:rsid="008dca56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8">Министерство науки и высшего образования Российской Федерации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P22"/>
      <text:p text:style-name="P23"/>
      <text:p text:style-name="P12"><text:span text:style-name="T16">ФАКУЛЬТЕТ <text:tab/></text:span><text:span text:style-name="T17">Информатика и системы управления</text:span></text:p>
      <text:p text:style-name="P20"/>
      <text:p text:style-name="P20">КАФЕДРА <text:tab/><text:tab/>Программное обеспечение ЭВМ и информационные технологии</text:p>
      <text:p text:style-name="P21"/>
      <text:p text:style-name="P24"/>
      <text:p text:style-name="P24"/>
      <text:p text:style-name="P11"><text:span text:style-name="T1">ОТЧЕТ ПО </text:span><text:span text:style-name="T2">ЛАБОРАТОРНОЙ РАБОТЕ №1 «ДЛИННАЯ АРИФМЕТИКА»</text:span></text:p>
      <text:p text:style-name="P24"/>
      <text:p text:style-name="P24"/>
      <text:p text:style-name="P12"><text:span text:style-name="T13">Студент<text:tab/><text:tab/><text:tab/></text:span><text:span text:style-name="T15">Городский Юрий Николаевич</text:span></text:p>
      <text:p text:style-name="P26"/>
      <text:p text:style-name="P12"><text:span text:style-name="T13">Группа<text:tab/><text:tab/><text:tab/>ИУ7 – </text:span><text:span text:style-name="T14">3</text:span><text:span text:style-name="T13">2Б </text:span></text:p>
      <text:p text:style-name="P24"/>
      <text:p text:style-name="P25"/>
      <text:p text:style-name="P25"/>
      <text:p text:style-name="P25"/>
      <text:p text:style-name="P25"/>
      <text:p text:style-name="P25"/>
      <text:p text:style-name="P24"/>
      <text:p text:style-name="P14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6"/>
      <text:p text:style-name="P28"/>
      <text:p text:style-name="P27"/>
      <text:p text:style-name="P11"><text:span text:style-name="T9">20</text:span><text:span text:style-name="T10">2</text:span><text:span text:style-name="T12">3</text:span><text:span text:style-name="T9"> <text:s text:c="3"/></text:span><text:span text:style-name="T11">г.</text:span></text:p>
      <text:p text:style-name="P3"/>
      <text:p text:style-name="P2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9"><text:a xlink:type="simple" xlink:href="#__RefHeading___Toc609_2913385370" text:style-name="Index_20_Link" text:visited-style-name="Index_20_Link">Условие задачи<text:tab/>3</text:a></text:p>
          <text:p text:style-name="P39"><text:a xlink:type="simple" xlink:href="#__RefHeading___Toc611_2913385370" text:style-name="Index_20_Link" text:visited-style-name="Index_20_Link">Технической задание<text:tab/>3</text:a></text:p>
          <text:p text:style-name="P40"><text:a xlink:type="simple" xlink:href="#__RefHeading___Toc613_2913385370" text:style-name="Index_20_Link" text:visited-style-name="Index_20_Link">Структура данных<text:tab/>4</text:a></text:p>
          <text:p text:style-name="P39"><text:a xlink:type="simple" xlink:href="#__RefHeading___Toc927_358909605" text:style-name="Index_20_Link" text:visited-style-name="Index_20_Link">Описание функций<text:tab/>4</text:a></text:p>
          <text:p text:style-name="P40"><text:a xlink:type="simple" xlink:href="#__RefHeading___Toc929_358909605" text:style-name="Index_20_Link" text:visited-style-name="Index_20_Link">Чтение чисел<text:tab/>4</text:a></text:p>
          <text:p text:style-name="P40"><text:a xlink:type="simple" xlink:href="#__RefHeading___Toc931_358909605" text:style-name="Index_20_Link" text:visited-style-name="Index_20_Link">Вывод чисел<text:tab/>4</text:a></text:p>
          <text:p text:style-name="P40"><text:a xlink:type="simple" xlink:href="#__RefHeading___Toc933_358909605" text:style-name="Index_20_Link" text:visited-style-name="Index_20_Link">Вычисление произведения<text:tab/>5</text:a></text:p>
          <text:p text:style-name="P39"><text:a xlink:type="simple" xlink:href="#__RefHeading___Toc615_2913385370" text:style-name="Index_20_Link" text:visited-style-name="Index_20_Link">Описание алгоритма<text:tab/>5</text:a></text:p>
          <text:p text:style-name="P39"><text:a xlink:type="simple" xlink:href="#__RefHeading___Toc617_2913385370" text:style-name="Index_20_Link" text:visited-style-name="Index_20_Link">Тесты<text:tab/>6</text:a></text:p>
          <text:p text:style-name="P39"><text:a xlink:type="simple" xlink:href="#__RefHeading___Toc619_2913385370" text:style-name="Index_20_Link" text:visited-style-name="Index_20_Link">Контрольные вопросы<text:tab/>8</text:a></text:p>
          <text:p text:style-name="P39"><text:a xlink:type="simple" xlink:href="#__RefHeading___Toc740_3113932466" text:style-name="Index_20_Link" text:visited-style-name="Index_20_Link">Вывод<text:tab/>8</text:a></text:p>
        </text:index-body>
      </text:table-of-content>
      <text:p text:style-name="P10"/>
      <text:h text:style-name="P44" text:outline-level="1"><text:bookmark-start text:name="__RefHeading___Toc609_2913385370"/>Условие задачи<text:bookmark-end text:name="__RefHeading___Toc609_2913385370"/></text:h>
      <text:p text:style-name="P5">Смоделировать операцию умножения целого числа длиной до 40 десятичных цифр на действительное число в форме m.n Е K, где суммарная длина мантиссы (m+n) - до 30 значащих цифр, а величина порядка K - до 5 цифр. Результат выдать в форме 0.m1 Е K1, где m1 - до 40 значащих цифр, а K1 - до 5 цифр.</text:p>
      <text:h text:style-name="P45" text:outline-level="1"><text:bookmark-start text:name="__RefHeading___Toc611_2913385370"/>Технической задание<text:bookmark-end text:name="__RefHeading___Toc611_2913385370"/></text:h>
      <text:p text:style-name="P32">Входные данные:</text:p>
      <text:p text:style-name="P8"><text:span text:style-name="T3">Целое число:</text:span><text:span text:style-name="T4"> строка, содержащая целое число в виде &lt;</text:span><text:span text:style-name="T5">[+-]m&gt; </text:span><text:span text:style-name="T8">. </text:span><text:span text:style-name="T4">Знак перед числом </text:span><text:span text:style-name="T5">не </text:span><text:span text:style-name="T4">обязател</text:span><text:span text:style-name="T5">ен</text:span><text:span text:style-name="T4">. Длина числа</text:span><text:span text:style-name="T8"> - </text:span><text:span text:style-name="T4">до </text:span><text:span text:style-name="T5">4</text:span><text:span text:style-name="T4">0 цифр.</text:span></text:p>
      <text:p text:style-name="P9"><text:span text:style-name="T4">Действительное число: </text:span><text:span text:style-name="T6">строка содержащая действительное число в форме <text:s/></text:span><text:span text:style-name="T7">действительное число в форме ± m.n Е ± K. Знак перед числом и порядком не обязателен. Суммарная длина мантиссы — до 30 цифр. Длина порядка — до 5 цифр.</text:span></text:p>
      <text:p text:style-name="P33">Действие программы:</text:p>
      <text:p text:style-name="P34">Умножение целого числа на вещественное.</text:p>
      <text:p text:style-name="P33">Обращение к программе:</text:p>
      <text:p text:style-name="P34">Запускается через терминал, числа передаются после запуска посредством ввода в терминал. <text:span text:style-name="T27">По умолчанию п</text:span>рограмма выводит вспомогательн<text:span text:style-name="T23">ую</text:span> информаци<text:span text:style-name="T23">ю</text:span>: линейки, сообщени<text:span text:style-name="T23">я</text:span> об ошибках и описани<text:span text:style-name="T23">е</text:span> форматов чисел. <text:span text:style-name="T27">Если программа запущена с ключом q, вспомогательная информация не выводится. Правильность ключей и их количества не проверяется, в случае их неправильности программа выполняется с выводом вспомогательной информации.</text:span></text:p>
      <text:p text:style-name="P33">Аварийные ситуации:</text:p>
      <text:list text:style-name="L1">
        <text:list-item>
          <text:p text:style-name="P50">Некорректный ввод одного из чисел: строка с числом не соответствует правильному формату числа. На выходе сообщение: «<text:span text:style-name="T18">Неправильный формат числа</text:span>». Программа возвращает код ошибки.</text:p>
        </text:list-item>
        <text:list-item>
          <text:p text:style-name="P50">П<text:span text:style-name="T25">ревышение количества значащих чисел</text:span>: строка с числом содержит значащих цифр больше чем максимальная длина, указанная в формате числа. На выходе сообщение: «<text:span text:style-name="T19">П</text:span><text:span text:style-name="T24">ревышение длины</text:span><text:span text:style-name="T19"> мантиссы</text:span>», <text:span text:style-name="T24">если вводилось вещественное, «Превышение длины числа» - если целое</text:span>. Программа возвращает код ошибки.</text:p>
        </text:list-item>
        <text:list-item>
          <text:p text:style-name="P50"><text:soft-page-break/>Переполнение порядка: строка с числом содержит цифр в порядке больше 5. На выходе сообщение: «<text:span text:style-name="T19">П</text:span><text:span text:style-name="T24">ревышение длины порядка</text:span>». Программа возвращает код ошибки.</text:p>
        </text:list-item>
        <text:list-item>
          <text:p text:style-name="P52">Переполнение порядка: после умножения получился порядок, превышающий 5 цифр по длине. На выходе сообщение: «Переполнение порядка результата»</text:p>
          <text:p text:style-name="P51"/>
        </text:list-item>
      </text:list>
      <text:h text:style-name="Heading_20_2" text:outline-level="2"><text:bookmark-start text:name="__RefHeading___Toc613_2913385370"/>Структура данных<text:bookmark-end text:name="__RefHeading___Toc613_2913385370"/></text:h>
      <text:p text:style-name="P7">Для хранения <text:span text:style-name="T25">всех чисел </text:span>чис<text:span text:style-name="T25">ел</text:span> используется структура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3">#define FLOAT_DIGITS_LEN 30 // Максимальная длина мантиссы дробного числа</text:p>
            <text:p text:style-name="P53">#define INT_DIGITS_LEN 40 // Максимальная длина мантиссы целого числа</text:p>
            <text:p text:style-name="P53">#define RESULT_DIGITS_LEN 40 // Максимальная длина мантиссы результата</text:p>
            <text:p text:style-name="P53">#define MAX_DIGITS_LEN 40</text:p>
            <text:p text:style-name="P53">#define MAX_ORDER 99999 // Максимальное значение порядка</text:p>
            <text:p text:style-name="P53"/>
            <text:p text:style-name="P53">// Дробное число</text:p>
            <text:p text:style-name="P53">typedef struct {</text:p>
            <text:p text:style-name="P53"><text:s text:c="4"/>bool digits_sign; <text:s text:c="10"/>// Знак мантиссы</text:p>
            <text:p text:style-name="P53"><text:s text:c="4"/>int digits[MAX_DIGITS_LEN]; // Мантисса числа</text:p>
            <text:p text:style-name="P53"><text:s text:c="4"/>size_t digits_len; <text:s text:c="9"/>// Длина числа</text:p>
            <text:p text:style-name="P53"><text:s text:c="4"/>int order; <text:s text:c="17"/>// Порядок числа</text:p>
            <text:p text:style-name="P53">} float_num_t;</text:p>
          </table:table-cell>
        </table:table-row>
      </table:table>
      <text:p text:style-name="P64"/>
      <text:p text:style-name="P7"><text:span text:style-name="T21">Результат, ц</text:span>елые и вещественные числа хранятся в памяти в нормализованном виде (0.1 - 0.9999… E k). Мантиссы <text:span text:style-name="T25">нормализованных </text:span>чисел записаны в обратном порядке.</text:p>
      <text:h text:style-name="P48" text:outline-level="1" text:is-list-header="true"><text:bookmark-start text:name="__RefHeading___Toc927_358909605"/>Описание функций<text:bookmark-end text:name="__RefHeading___Toc927_358909605"/></text:h>
      <text:h text:style-name="P49" text:outline-level="2"><text:bookmark-start text:name="__RefHeading___Toc929_358909605"/>Чтение чисел<text:bookmark-end text:name="__RefHeading___Toc929_358909605"/></text:h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3">/**</text:p>
            <text:p text:style-name="P53">* @brief Чтение числа из файлового потока</text:p>
            <text:p text:style-name="P53">*</text:p>
            <text:p text:style-name="P53">* @param f[in] Файловый поток</text:p>
            <text:p text:style-name="P53">* @param pnum[out] Число</text:p>
            <text:p text:style-name="P53">*</text:p>
            <text:p text:style-name="P53">* @param mode[in] Режим ввода</text:p>
            <text:p text:style-name="P53">* Возможные значения:</text:p>
            <text:p text:style-name="P53">* INTEGER_MODE - ввод целого числа</text:p>
            <text:p text:style-name="P53">* FLOAT_MODE - ввод дробного числа</text:p>
            <text:p text:style-name="P53">*</text:p>
            <text:p text:style-name="P53">* @return Код ошибки</text:p>
            <text:p text:style-name="P53">*/</text:p>
            <text:p text:style-name="P53">int num_read(FILE *f, float_num_t *pnum, int mode);</text:p>
          </table:table-cell>
        </table:table-row>
      </table:table>
      <text:h text:style-name="P49" text:outline-level="2"><text:bookmark-start text:name="__RefHeading___Toc931_358909605"/><text:soft-page-break/>Вывод чисел<text:bookmark-end text:name="__RefHeading___Toc931_358909605"/></text:h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Table_20_Contents">/**</text:p>
            <text:p text:style-name="Table_20_Contents">* @brief Вывод числа в фай<text:span text:style-name="T27">л</text:span>овый поток</text:p>
            <text:p text:style-name="Table_20_Contents">*</text:p>
            <text:p text:style-name="Table_20_Contents">* @param f[in] Файловый поток</text:p>
            <text:p text:style-name="Table_20_Contents">* @param pnum[in] Число</text:p>
            <text:p text:style-name="Table_20_Contents">*/</text:p>
            <text:p text:style-name="Table_20_Contents">void print_num(FILE *f, const float_num_t *pnum);</text:p>
          </table:table-cell>
        </table:table-row>
      </table:table>
      <text:h text:style-name="P49" text:outline-level="2"><text:bookmark-start text:name="__RefHeading___Toc933_358909605"/>Вычисление произведения<text:bookmark-end text:name="__RefHeading___Toc933_358909605"/></text:h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Table_20_Contents">/**</text:p>
            <text:p text:style-name="Table_20_Contents">* @brief Умножение целого числа на вещественное</text:p>
            <text:p text:style-name="Table_20_Contents">*</text:p>
            <text:p text:style-name="Table_20_Contents">* @param num_i[in] целое число</text:p>
            <text:p text:style-name="Table_20_Contents">* @param num_f[in] вещественное число</text:p>
            <text:p text:style-name="Table_20_Contents">* @param num_r[out] результат(вещественное число)</text:p>
            <text:p text:style-name="Table_20_Contents">*</text:p>
            <text:p text:style-name="Table_20_Contents">* @return Код ошибки</text:p>
            <text:p text:style-name="Table_20_Contents">*/</text:p>
            <text:p text:style-name="Table_20_Contents">int multiply_nums(const float_num_t *num_i, const float_num_t *num_f, float_num_t *num_r);</text:p>
          </table:table-cell>
        </table:table-row>
      </table:table>
      <text:p text:style-name="P65"/>
      <text:h text:style-name="Heading_20_1" text:outline-level="1"><text:bookmark-start text:name="__RefHeading___Toc615_2913385370"/>Описание алгоритма<text:bookmark-end text:name="__RefHeading___Toc615_2913385370"/></text:h>
      <text:list text:style-name="L2">
        <text:list-item>
          <text:p text:style-name="P61">Программа посимвольно считывает целое число и записывает в структуру типа <text:s/><text:span text:style-name="T26">float</text:span>_num_t num_1.</text:p>
        </text:list-item>
        <text:list-item>
          <text:p text:style-name="P61">Если при вводе целого числа произошла ошибка — выводится соответсвующее сообщение и программа прекращает свою работу, возвращая код ошибки.</text:p>
        </text:list-item>
        <text:list-item>
          <text:p text:style-name="P61">Программа посимвольно считывает вещественное число и записывает в структуру типа <text:s/>float_num_t num_2.</text:p>
        </text:list-item>
        <text:list-item>
          <text:p text:style-name="P61">Если при вводе вещественного числа произошла ошибка — выводится соответсвующее сообщение и программа прекращает свою работу, возвращая код ошибки.</text:p>
        </text:list-item>
        <text:list-item>
          <text:p text:style-name="P62">Производится умножение 2 чисел: в массив int длинной 72 (т. к. произведение мантисс целого числа длиной 40 символов и вещественного числа длиной 30 всегда будет меньше 1e31 * 1e41) записывается полное значение произведения мантисс. Далее полученное значение произведения мантисс округляется до 40 цифр, после чего производится <text:soft-page-break/>вычисление порядка полученного числа и запи<text:span text:style-name="T26">сывается <text:s/>в структуру с результатом произведения</text:span>.</text:p>
        </text:list-item>
        <text:list-item>
          <text:p text:style-name="P62">Полученное значение выводится на экран в нормализованном виде.</text:p>
        </text:list-item>
      </text:list>
      <text:h text:style-name="P46" text:outline-level="1"><text:bookmark-start text:name="__RefHeading___Toc617_2913385370"/>Тесты<text:bookmark-end text:name="__RefHeading___Toc617_2913385370"/></text:h>
      <text:p text:style-name="P35">Таблица <text:sequence text:ref-name="refTable0" text:name="Table" text:formula="ooow:Table+1" style:num-format="1">1</text:sequence>: Положительные <text:s/>тест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3"/>
        <table:table-row>
          <table:table-cell table:style-name="Таблица4.A1" office:value-type="string">
            <text:p text:style-name="P29">№</text:p>
          </table:table-cell>
          <table:table-cell table:style-name="Таблица4.A1" office:value-type="string">
            <text:p text:style-name="P29">Описание</text:p>
          </table:table-cell>
          <table:table-cell table:style-name="Таблица4.A1" office:value-type="string">
            <text:p text:style-name="P29">Целое число</text:p>
          </table:table-cell>
          <table:table-cell table:style-name="Таблица4.A1" office:value-type="string">
            <text:p text:style-name="P29">Вещественное число</text:p>
          </table:table-cell>
          <table:table-cell table:style-name="Таблица4.A1" office:value-type="string">
            <text:p text:style-name="P29">Результат</text:p>
            <text:p text:style-name="P29"/>
          </table:table-cell>
          <table:table-cell table:style-name="Таблица4.F1" office:value-type="string">
            <text:p text:style-name="P55">Ожидаемый результат</text:p>
          </table:table-cell>
        </table:table-row>
        <table:table-row>
          <table:table-cell table:style-name="Таблица4.A2" office:value-type="string">
            <text:p text:style-name="P29">1</text:p>
          </table:table-cell>
          <table:table-cell table:style-name="Таблица4.A2" office:value-type="string">
            <text:p text:style-name="P29">Простое умножение чисел</text:p>
          </table:table-cell>
          <table:table-cell table:style-name="Таблица4.A2" office:value-type="string">
            <text:p text:style-name="Table_20_Contents">1999</text:p>
          </table:table-cell>
          <table:table-cell table:style-name="Таблица4.A2" office:value-type="string">
            <text:p text:style-name="Table_20_Contents">200.5</text:p>
          </table:table-cell>
          <table:table-cell table:style-name="Таблица4.A2" office:value-type="string">
            <text:p text:style-name="Table_20_Contents">0.4007995 E 6</text:p>
          </table:table-cell>
          <table:table-cell table:style-name="Таблица4.F2" office:value-type="string">
            <text:p text:style-name="Table_20_Contents">0.4007995 E 6</text:p>
          </table:table-cell>
        </table:table-row>
        <table:table-row>
          <table:table-cell table:style-name="Таблица4.A2" office:value-type="string">
            <text:p text:style-name="P29">2</text:p>
          </table:table-cell>
          <table:table-cell table:style-name="Таблица4.A2" office:value-type="string">
            <text:p text:style-name="P29">Умножение целого максимальной длины</text:p>
          </table:table-cell>
          <table:table-cell table:style-name="Таблица4.A2" office:value-type="string">
            <text:p text:style-name="Table_20_Contents">1111111111111111111111111111111111111111</text:p>
          </table:table-cell>
          <table:table-cell table:style-name="Таблица4.A2" office:value-type="string">
            <text:p text:style-name="P29">2.0 e 100</text:p>
          </table:table-cell>
          <table:table-cell table:style-name="Таблица4.A2" office:value-type="string">
            <text:p text:style-name="Table_20_Contents">0.2222222222222222222222222222222222222222 E 140</text:p>
          </table:table-cell>
          <table:table-cell table:style-name="Таблица4.F2" office:value-type="string">
            <text:p text:style-name="Table_20_Contents">0.2222222222222222222222222222222222222222 E 140</text:p>
          </table:table-cell>
        </table:table-row>
        <table:table-row>
          <table:table-cell table:style-name="Таблица4.A2" office:value-type="string">
            <text:p text:style-name="P29">3</text:p>
          </table:table-cell>
          <table:table-cell table:style-name="Таблица4.A2" office:value-type="string">
            <text:p text:style-name="P29">Умножение вещественного максимальной длины</text:p>
          </table:table-cell>
          <table:table-cell table:style-name="Таблица4.A2" office:value-type="string">
            <text:p text:style-name="P29">2</text:p>
          </table:table-cell>
          <table:table-cell table:style-name="Таблица4.A2" office:value-type="string">
            <text:p text:style-name="Table_20_Contents">11111111111111111111.1111111111</text:p>
          </table:table-cell>
          <table:table-cell table:style-name="Таблица4.A2" office:value-type="string">
            <text:p text:style-name="Table_20_Contents">0.222222222222222222222222222222 E 20</text:p>
          </table:table-cell>
          <table:table-cell table:style-name="Таблица4.F2" office:value-type="string">
            <text:p text:style-name="Table_20_Contents">0.222222222222222222222222222222 E 20</text:p>
          </table:table-cell>
        </table:table-row>
        <table:table-row>
          <table:table-cell table:style-name="Таблица4.A2" office:value-type="string">
            <text:p text:style-name="P29">4</text:p>
          </table:table-cell>
          <table:table-cell table:style-name="Таблица4.A2" office:value-type="string">
            <text:p text:style-name="P29">Умножение на отрицательное вещественное</text:p>
          </table:table-cell>
          <table:table-cell table:style-name="Таблица4.A2" office:value-type="string">
            <text:p text:style-name="P29">4500</text:p>
          </table:table-cell>
          <table:table-cell table:style-name="Таблица4.A2" office:value-type="string">
            <text:p text:style-name="Table_20_Contents">-2500.55</text:p>
          </table:table-cell>
          <table:table-cell table:style-name="Таблица4.A2" office:value-type="string">
            <text:p text:style-name="Table_20_Contents">-0.11252475 E 8</text:p>
          </table:table-cell>
          <table:table-cell table:style-name="Таблица4.F2" office:value-type="string">
            <text:p text:style-name="Table_20_Contents">-0.11252475 E 8</text:p>
          </table:table-cell>
        </table:table-row>
        <table:table-row>
          <table:table-cell table:style-name="Таблица4.A2" office:value-type="string">
            <text:p text:style-name="P29">5</text:p>
          </table:table-cell>
          <table:table-cell table:style-name="Таблица4.A2" office:value-type="string">
            <text:p text:style-name="P29">Умножение на отрицательное целое</text:p>
          </table:table-cell>
          <table:table-cell table:style-name="Таблица4.A2" office:value-type="string">
            <text:p text:style-name="Table_20_Contents">-1899</text:p>
          </table:table-cell>
          <table:table-cell table:style-name="Таблица4.A2" office:value-type="string">
            <text:p text:style-name="Table_20_Contents">2.5 E 100</text:p>
          </table:table-cell>
          <table:table-cell table:style-name="Таблица4.A2" office:value-type="string">
            <text:p text:style-name="Table_20_Contents">-0.47475 E <text:span text:style-name="T26">10</text:span>4</text:p>
          </table:table-cell>
          <table:table-cell table:style-name="Таблица4.F2" office:value-type="string">
            <text:p text:style-name="Table_20_Contents">-0.47475 E <text:span text:style-name="T26">10</text:span>4</text:p>
          </table:table-cell>
        </table:table-row>
        <table:table-row>
          <table:table-cell table:style-name="Таблица4.A2" office:value-type="string">
            <text:p text:style-name="P29">6</text:p>
          </table:table-cell>
          <table:table-cell table:style-name="Таблица4.A2" office:value-type="string">
            <text:p text:style-name="P29">Умножение с максимальным порядком в результате</text:p>
          </table:table-cell>
          <table:table-cell table:style-name="Таблица4.A2" office:value-type="string">
            <text:p text:style-name="P29">2</text:p>
          </table:table-cell>
          <table:table-cell table:style-name="Таблица4.A2" office:value-type="string">
            <text:p text:style-name="Table_20_Contents">3e99998</text:p>
          </table:table-cell>
          <table:table-cell table:style-name="Таблица4.A2" office:value-type="string">
            <text:p text:style-name="Table_20_Contents">0.6 E 99999</text:p>
          </table:table-cell>
          <table:table-cell table:style-name="Таблица4.F2" office:value-type="string">
            <text:p text:style-name="Table_20_Contents">0.6 E 99999</text:p>
          </table:table-cell>
        </table:table-row>
        <table:table-row>
          <table:table-cell table:style-name="Таблица4.A2" office:value-type="string">
            <text:p text:style-name="P29">7</text:p>
          </table:table-cell>
          <table:table-cell table:style-name="Таблица4.A2" office:value-type="string">
            <text:p text:style-name="P29">Умножение <text:s/>на вещественный 0</text:p>
          </table:table-cell>
          <table:table-cell table:style-name="Таблица4.A2" office:value-type="string">
            <text:p text:style-name="P29">1234567890</text:p>
          </table:table-cell>
          <table:table-cell table:style-name="Таблица4.A2" office:value-type="string">
            <text:p text:style-name="P29">0</text:p>
          </table:table-cell>
          <table:table-cell table:style-name="Таблица4.A2" office:value-type="string">
            <text:p text:style-name="P29">0.0</text:p>
          </table:table-cell>
          <table:table-cell table:style-name="Таблица4.F2" office:value-type="string">
            <text:p text:style-name="P29">0.0</text:p>
          </table:table-cell>
        </table:table-row>
        <table:table-row>
          <table:table-cell table:style-name="Таблица4.A2" office:value-type="string">
            <text:p text:style-name="P29">8</text:p>
          </table:table-cell>
          <table:table-cell table:style-name="Таблица4.A2" office:value-type="string">
            <text:p text:style-name="P29">Умножение на целый 0</text:p>
          </table:table-cell>
          <table:table-cell table:style-name="Таблица4.A2" office:value-type="string">
            <text:p text:style-name="P29">0</text:p>
          </table:table-cell>
          <table:table-cell table:style-name="Таблица4.A2" office:value-type="string">
            <text:p text:style-name="P29">123456789.1234567</text:p>
          </table:table-cell>
          <table:table-cell table:style-name="Таблица4.A2" office:value-type="string">
            <text:p text:style-name="P29">0.0</text:p>
          </table:table-cell>
          <table:table-cell table:style-name="Таблица4.F2" office:value-type="string">
            <text:p text:style-name="P29">0.0</text:p>
          </table:table-cell>
        </table:table-row>
        <table:table-row>
          <table:table-cell table:style-name="Таблица4.A2" office:value-type="string">
            <text:p text:style-name="P29">9</text:p>
          </table:table-cell>
          <table:table-cell table:style-name="Таблица4.A2" office:value-type="string">
            <text:p text:style-name="P29">Умножение на целое = 1</text:p>
          </table:table-cell>
          <table:table-cell table:style-name="Таблица4.A2" office:value-type="string">
            <text:p text:style-name="P29">1</text:p>
          </table:table-cell>
          <table:table-cell table:style-name="Таблица4.A2" office:value-type="string">
            <text:p text:style-name="Table_20_Contents">1234567890.12345 E 100</text:p>
          </table:table-cell>
          <table:table-cell table:style-name="Таблица4.A2" office:value-type="string">
            <text:p text:style-name="Table_20_Contents">0.123456789012345 E 110</text:p>
          </table:table-cell>
          <table:table-cell table:style-name="Таблица4.F2" office:value-type="string">
            <text:p text:style-name="Table_20_Contents">0.123456789012345 E 110</text:p>
          </table:table-cell>
        </table:table-row>
        <table:table-row>
          <table:table-cell table:style-name="Таблица4.A2" office:value-type="string">
            <text:p text:style-name="P29">10</text:p>
          </table:table-cell>
          <table:table-cell table:style-name="Таблица4.A2" office:value-type="string">
            <text:p text:style-name="P29">Умножение на вещественное = 1</text:p>
          </table:table-cell>
          <table:table-cell table:style-name="Таблица4.A2" office:value-type="string">
            <text:p text:style-name="P29">123456789<text:span text:style-name="T26">0</text:span></text:p>
          </table:table-cell>
          <table:table-cell table:style-name="Таблица4.A2" office:value-type="string">
            <text:p text:style-name="P29">1</text:p>
          </table:table-cell>
          <table:table-cell table:style-name="Таблица4.A2" office:value-type="string">
            <text:p text:style-name="P29">0.1234567<text:span text:style-name="T26">8</text:span>9 E 10</text:p>
          </table:table-cell>
          <table:table-cell table:style-name="Таблица4.F2" office:value-type="string">
            <text:p text:style-name="P29">0.12345679 E 10</text:p>
          </table:table-cell>
        </table:table-row>
        <table:table-row>
          <table:table-cell table:style-name="Таблица4.A2" office:value-type="string">
            <text:p text:style-name="P29">11</text:p>
          </table:table-cell>
          <table:table-cell table:style-name="Таблица4.A2" office:value-type="string">
            <text:p text:style-name="P29">Умножение 2 отрицательных</text:p>
          </table:table-cell>
          <table:table-cell table:style-name="Таблица4.A2" office:value-type="string">
            <text:p text:style-name="P29">-1000</text:p>
          </table:table-cell>
          <table:table-cell table:style-name="Таблица4.A2" office:value-type="string">
            <text:p text:style-name="P29">-5.0</text:p>
          </table:table-cell>
          <table:table-cell table:style-name="Таблица4.A2" office:value-type="string">
            <text:p text:style-name="P29">0.5 E 4</text:p>
          </table:table-cell>
          <table:table-cell table:style-name="Таблица4.F2" office:value-type="string">
            <text:p text:style-name="P29">0.5 E 4</text:p>
          </table:table-cell>
        </table:table-row>
        <table:table-row>
          <table:table-cell table:style-name="Таблица4.A2" office:value-type="string">
            <text:p text:style-name="P59">12</text:p>
          </table:table-cell>
          <table:table-cell table:style-name="Таблица4.A2" office:value-type="string">
            <text:p text:style-name="P59">Проверка округления</text:p>
          </table:table-cell>
          <table:table-cell table:style-name="Таблица4.A2" office:value-type="string">
            <text:p text:style-name="P59">3333333333333333333333333333333333333334</text:p>
          </table:table-cell>
          <table:table-cell table:style-name="Таблица4.A2" office:value-type="string">
            <text:p text:style-name="P60">3</text:p>
          </table:table-cell>
          <table:table-cell table:style-name="Таблица4.A2" office:value-type="string">
            <text:p text:style-name="P60">0.1 E 41</text:p>
          </table:table-cell>
          <table:table-cell table:style-name="Таблица4.F2" office:value-type="string">
            <text:p text:style-name="P60">0.1 E 41</text:p>
          </table:table-cell>
        </table:table-row>
        <table:table-row>
          <table:table-cell table:style-name="Таблица4.A2" office:value-type="string">
            <text:p text:style-name="P60">13</text:p>
          </table:table-cell>
          <table:table-cell table:style-name="Таблица4.A2" office:value-type="string">
            <text:p text:style-name="P60">Проверка округления</text:p>
          </table:table-cell>
          <table:table-cell table:style-name="Таблица4.A2" office:value-type="string">
            <text:p text:style-name="P59">333333333333333333333333<text:soft-page-break/>3333333333333335</text:p>
          </table:table-cell>
          <table:table-cell table:style-name="Таблица4.A2" office:value-type="string">
            <text:p text:style-name="P60">3</text:p>
          </table:table-cell>
          <table:table-cell table:style-name="Таблица4.A2" office:value-type="string">
            <text:p text:style-name="P60">0.1000000000000000000000<text:soft-page-break/>000000000000000001 E 41</text:p>
          </table:table-cell>
          <table:table-cell table:style-name="Таблица4.F2" office:value-type="string">
            <text:p text:style-name="P60">0.1000000000000000000000<text:soft-page-break/>000000000000000001 E 41</text:p>
          </table:table-cell>
        </table:table-row>
      </table:table>
      <text:p text:style-name="P37"/>
      <text:p text:style-name="P35">Таблица <text:sequence text:ref-name="refTable1" text:name="Table" text:formula="ooow:Table+1" style:num-format="1">2</text:sequence>: Негативные тест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3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Описание</text:p>
          </table:table-cell>
          <table:table-cell table:style-name="Таблица5.A1" office:value-type="string">
            <text:p text:style-name="P29">Целое число</text:p>
          </table:table-cell>
          <table:table-cell table:style-name="Таблица5.A1" office:value-type="string">
            <text:p text:style-name="P29">Вещественное число</text:p>
          </table:table-cell>
          <table:table-cell table:style-name="Таблица5.A1" office:value-type="string">
            <text:p text:style-name="P29">Результат</text:p>
          </table:table-cell>
          <table:table-cell table:style-name="Таблица5.F1" office:value-type="string">
            <text:p text:style-name="P55">Ожидаемый результат</text:p>
          </table:table-cell>
        </table:table-row>
        <table:table-row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<text:span text:style-name="T24">Превышение длины</text:span> целого</text:p>
          </table:table-cell>
          <table:table-cell table:style-name="Таблица5.A2" office:value-type="string">
            <text:p text:style-name="Table_20_Contents">12345678901234567890123456789012345678901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41">Превышение длины числа</text:p>
          </table:table-cell>
          <table:table-cell table:style-name="Таблица5.F2" office:value-type="string">
            <text:p text:style-name="P41">Превышение длины числа</text:p>
          </table:table-cell>
        </table:table-row>
        <table:table-row>
          <table:table-cell table:style-name="Таблица5.A2" office:value-type="string">
            <text:p text:style-name="P29">2</text:p>
          </table:table-cell>
          <table:table-cell table:style-name="Таблица5.A2" office:value-type="string">
            <text:p text:style-name="P29"><text:span text:style-name="T24">Превышение длины</text:span> мантиссы <text:span text:style-name="T24">вещественного</text:span>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36">123456789<text:span text:style-name="T18">0123456789012345678901</text:span></text:p>
          </table:table-cell>
          <table:table-cell table:style-name="Таблица5.A2" office:value-type="string">
            <text:p text:style-name="P29">П<text:span text:style-name="T24">ревышение длины</text:span> мантиссы</text:p>
          </table:table-cell>
          <table:table-cell table:style-name="Таблица5.F2" office:value-type="string">
            <text:p text:style-name="P29">П<text:span text:style-name="T24">ревышение длины</text:span> мантиссы</text:p>
          </table:table-cell>
        </table:table-row>
        <table:table-row>
          <table:table-cell table:style-name="Таблица5.A2" office:value-type="string">
            <text:p text:style-name="P29">3</text:p>
          </table:table-cell>
          <table:table-cell table:style-name="Таблица5.A2" office:value-type="string">
            <text:p text:style-name="P29">Порядок в целом</text:p>
          </table:table-cell>
          <table:table-cell table:style-name="Таблица5.A2" office:value-type="string">
            <text:p text:style-name="Table_20_Contents">1234567890 e 23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4</text:p>
          </table:table-cell>
          <table:table-cell table:style-name="Таблица5.A2" office:value-type="string">
            <text:p text:style-name="P29">Знак в неправильной части <text:span text:style-name="T24">числа</text:span></text:p>
          </table:table-cell>
          <table:table-cell table:style-name="Таблица5.A2" office:value-type="string">
            <text:p text:style-name="Table_20_Contents">-1234567-2345678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5</text:p>
          </table:table-cell>
          <table:table-cell table:style-name="Таблица5.A2" office:value-type="string">
            <text:p text:style-name="P29">Неправильный символ в числе</text:p>
          </table:table-cell>
          <table:table-cell table:style-name="Таблица5.A2" office:value-type="string">
            <text:p text:style-name="Table_20_Contents">-12345a76543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6</text:p>
          </table:table-cell>
          <table:table-cell table:style-name="Таблица5.A2" office:value-type="string">
            <text:p text:style-name="P29">Двойной знак в числе</text:p>
          </table:table-cell>
          <table:table-cell table:style-name="Таблица5.A2" office:value-type="string">
            <text:p text:style-name="Table_20_Contents">++12345678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7</text:p>
          </table:table-cell>
          <table:table-cell table:style-name="Таблица5.A2" office:value-type="string">
            <text:p text:style-name="P29">Отсутствуют цифры после порядка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36">1234567890e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8</text:p>
          </table:table-cell>
          <table:table-cell table:style-name="Таблица5.A2" office:value-type="string">
            <text:p text:style-name="P29">Знак в неправильной части вещественного числа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36">-1234567-2345678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9</text:p>
          </table:table-cell>
          <table:table-cell table:style-name="Таблица5.A2" office:value-type="string">
            <text:p text:style-name="P29">Неправильный символ в вещественном числе</text:p>
          </table:table-cell>
          <table:table-cell table:style-name="Таблица5.A2" office:value-type="string">
            <text:p text:style-name="P30">1</text:p>
          </table:table-cell>
          <table:table-cell table:style-name="Таблица5.A2" office:value-type="string">
            <text:p text:style-name="P36">-12345a76543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10</text:p>
          </table:table-cell>
          <table:table-cell table:style-name="Таблица5.A2" office:value-type="string">
            <text:p text:style-name="P29">Двойной знак в вещественном числе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Table_20_Contents">++12345678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11</text:p>
          </table:table-cell>
          <table:table-cell table:style-name="Таблица5.A2" office:value-type="string">
            <text:p text:style-name="P41">Превышение длины порядка при вводе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1 e 99<text:span text:style-name="T24">9</text:span>991</text:p>
          </table:table-cell>
          <table:table-cell table:style-name="Таблица5.A2" office:value-type="string">
            <text:p text:style-name="P29">П<text:span text:style-name="T24">ревышение длины порядка</text:span></text:p>
          </table:table-cell>
          <table:table-cell table:style-name="Таблица5.F2" office:value-type="string">
            <text:p text:style-name="P29">П<text:span text:style-name="T24">ревышение длины порядка</text:span></text:p>
          </table:table-cell>
        </table:table-row>
        <table:table-row>
          <table:table-cell table:style-name="Таблица5.A2" office:value-type="string">
            <text:p text:style-name="P29">12</text:p>
          </table:table-cell>
          <table:table-cell table:style-name="Таблица5.A2" office:value-type="string">
            <text:p text:style-name="P29">П<text:span text:style-name="T24">ревышение длины отрицательного порядка при вводе</text:span>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1e -999<text:span text:style-name="T24">9</text:span>9<text:span text:style-name="T20">1</text:span></text:p>
          </table:table-cell>
          <table:table-cell table:style-name="Таблица5.A2" office:value-type="string">
            <text:p text:style-name="P29">П<text:span text:style-name="T24">ревышение длины порядка</text:span></text:p>
          </table:table-cell>
          <table:table-cell table:style-name="Таблица5.F2" office:value-type="string">
            <text:p text:style-name="P29">П<text:span text:style-name="T24">ревышение длины порядка</text:span></text:p>
          </table:table-cell>
        </table:table-row>
        <text:soft-page-break/>
        <table:table-row>
          <table:table-cell table:style-name="Таблица5.A2" office:value-type="string">
            <text:p text:style-name="P38">13 </text:p>
          </table:table-cell>
          <table:table-cell table:style-name="Таблица5.A2" office:value-type="string">
            <text:p text:style-name="P38">Переполнение порядка результата</text:p>
          </table:table-cell>
          <table:table-cell table:style-name="Таблица5.A2" office:value-type="string">
            <text:p text:style-name="P38">1234567890</text:p>
          </table:table-cell>
          <table:table-cell table:style-name="Таблица5.A2" office:value-type="string">
            <text:p text:style-name="P38">1234567890e99999</text:p>
          </table:table-cell>
          <table:table-cell table:style-name="Таблица5.A2" office:value-type="string">
            <text:p text:style-name="P38">Переполнение порядка <text:span text:style-name="T24">результата</text:span></text:p>
          </table:table-cell>
          <table:table-cell table:style-name="Таблица5.F2" office:value-type="string">
            <text:p text:style-name="P38">Переполнение порядка <text:span text:style-name="T24">результата</text:span></text:p>
          </table:table-cell>
        </table:table-row>
        <table:table-row>
          <table:table-cell table:style-name="Таблица5.A2" office:value-type="string">
            <text:p text:style-name="P41">14</text:p>
          </table:table-cell>
          <table:table-cell table:style-name="Таблица5.A2" office:value-type="string">
            <text:p text:style-name="P41">Переполнение отрицательного порядка результата </text:p>
          </table:table-cell>
          <table:table-cell table:style-name="Таблица5.A2" office:value-type="string">
            <text:p text:style-name="P41">1</text:p>
          </table:table-cell>
          <table:table-cell table:style-name="Таблица5.A2" office:value-type="string">
            <text:p text:style-name="P41">0.01 e -99999</text:p>
          </table:table-cell>
          <table:table-cell table:style-name="Таблица5.A2" office:value-type="string">
            <text:p text:style-name="P41">Переполнение порядка результата</text:p>
          </table:table-cell>
          <table:table-cell table:style-name="Таблица5.F2" office:value-type="string">
            <text:p text:style-name="P41">Переполнение порядка результата</text:p>
          </table:table-cell>
        </table:table-row>
      </table:table>
      <text:p text:style-name="P31"/>
      <text:h text:style-name="P46" text:outline-level="1"><text:bookmark-start text:name="__RefHeading___Toc619_2913385370"/>Контрольные вопросы<text:bookmark-end text:name="__RefHeading___Toc619_2913385370"/></text:h>
      <text:list text:style-name="L3">
        <text:list-item>
          <text:p text:style-name="P63"><text:span text:style-name="T22">На <text:s/>64 битной системе максимальный д</text:span>иапазон <text:span text:style-name="T22">целых </text:span>чисел, представляемых в ПК <text:span text:style-name="T22">стандартным типом — от 0 до 2^64 в случае беззнакового числа и от -2^63 до 2^63. Максимальным стандартным типом для хранения вещественного ± 1.7 e ± 308.</text:span></text:p>
        </text:list-item>
        <text:list-item>
          <text:p text:style-name="P63">Точность определяется количеством разрядов, зарезервированных под мантиссу числа. В представлении ПК <text:span text:style-name="T22">на 64 битной системе стандартный тип с самой большой точность</text:span><text:span text:style-name="T23">ю</text:span><text:span text:style-name="T22"> — long double, где точность мантиссы составляет 64 </text:span><text:span text:style-name="T27">двоичных </text:span><text:span text:style-name="T22">разряда</text:span>. <text:span text:style-name="T22">В случае представления с помощью double точность составляет 52 </text:span><text:span text:style-name="T27">двоичных </text:span><text:span text:style-name="T22">разряда.</text:span></text:p>
        </text:list-item>
        <text:list-item>
          <text:p text:style-name="P63">Сложение, вычитание, умножение, деление, деление нацело, взятие остатка от деления, сравнение.</text:p>
        </text:list-item>
        <text:list-item>
          <text:p text:style-name="P63">Для представления чисел за диапазоном <text:span text:style-name="T22">необходимо использовать структуру по усмотрению программиста. Например, можно использовать массив целых чисел для хранения цифр мантиссы и целое число для хранения порядка числа.</text:span></text:p>
        </text:list-item>
        <text:list-item>
          <text:p text:style-name="P63">Если число хранится как массив значащих цифр можно смоделировать операции «столбиком».</text:p>
        </text:list-item>
      </text:list>
      <text:h text:style-name="P47" text:outline-level="1"><text:bookmark-start text:name="__RefHeading___Toc740_3113932466"/>Вывод<text:bookmark-end text:name="__RefHeading___Toc740_3113932466"/></text:h>
      <text:p text:style-name="P6"><text:span text:style-name="T22">Я научился реализовывать длинную арифметику. </text:span>Длинная арифметика позволяет работать с числами, выходящими за диапазон стандартных типов данных, но точность вычислений ограничена заданным числом разрядов. <text:span text:style-name="T22">Методы длинной арифметики используются во многих задачах, где требуется работа с большими числами или с числами высокой точности. </text:span><text:span text:style-name="T23">Если требуется выполнять операции такого рода, программисту требуется использовать структуры данных по своему усмотрению и самостоятельно реализовывать необходимые операц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79a691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9:59.675910172</meta:creation-date>
    <dc:date>2023-09-23T19:11:26.047434130</dc:date>
    <meta:editing-duration>P2DT21H17M32S</meta:editing-duration>
    <meta:editing-cycles>96</meta:editing-cycles>
    <meta:generator>LibreOffice/7.6.1.2$Linux_X86_64 LibreOffice_project/4412c0006c0cfe5a5d40cae25a00da8a194aa4c0</meta:generator>
    <meta:document-statistic meta:table-count="7" meta:image-count="1" meta:object-count="0" meta:page-count="8" meta:paragraph-count="283" meta:word-count="1310" meta:character-count="9465" meta:non-whitespace-character-count="8374"/>
  </office:meta>
</office:document-meta>
</file>